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877cm" fo:margin-left="-0.191cm" table:align="left" style:writing-mode="lr-tb"/>
    </style:style>
    <style:style style:name="Таблица1.A" style:family="table-column">
      <style:table-column-properties style:column-width="9.43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style style:name="P3" style:family="paragraph" style:parent-style-name="Standard">
      <style:paragraph-properties fo:text-align="end" style:justify-single-word="false" fo:hyphenation-ladder-count="no-limit" style:snap-to-layout-grid="false"/>
      <style:text-properties fo:hyphenate="true" fo:hyphenation-remain-char-count="2" fo:hyphenation-push-char-count="2"/>
    </style:style>
    <style:style style:name="P4" style:family="paragraph" style:parent-style-name="Standard">
      <style:paragraph-properties fo:hyphenation-ladder-count="no-limit" style:snap-to-layout-grid="false"/>
      <style:text-properties fo:language="ru" fo:country="RU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 style:snap-to-layout-grid="false"/>
      <style:text-properties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font-size="12pt" officeooo:rsid="0010016e" officeooo:paragraph-rsid="0010016e" style:font-size-asian="12pt" style:font-size-complex="12pt"/>
    </style:style>
    <style:style style:name="P8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</style:style>
    <style:style style:name="P9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hyphenation-ladder-count="no-limit" fo:text-indent="0.951cm" style:auto-text-indent="false"/>
      <style:text-properties fo:hyphenate="tru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color="#ff0000" fo:font-size="12pt" style:font-size-asian="12pt" style:language-asian="ru" style:country-asian="RU" style:font-size-complex="12pt"/>
    </style:style>
    <style:style style:name="P11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font-size="12pt" style:font-size-asian="12pt" style:language-asian="ru" style:country-asian="RU" style:font-size-complex="12pt"/>
    </style:style>
    <style:style style:name="P1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style:use-window-font-color="true" fo:font-size="12pt" officeooo:rsid="000d488a" officeooo:paragraph-rsid="000d488a" style:font-size-asian="12pt" style:language-asian="ru" style:country-asian="RU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hyphenation-ladder-count="no-limit" fo:text-indent="0.951cm" style:auto-text-indent="false" style:text-autospace="none"/>
      <style:text-properties fo:hyphenate="true" fo:hyphenation-remain-char-count="2" fo:hyphenation-push-char-count="2"/>
    </style:style>
    <style:style style:name="P14" style:family="paragraph" style:parent-style-name="Standard" style:master-page-name="Standard">
      <style:paragraph-properties fo:text-align="end" style:justify-single-word="false" fo:hyphenation-ladder-count="no-limit" style:page-number="auto" style:snap-to-layout-grid="false"/>
      <style:text-properties fo:language="ru" fo:country="RU" fo:hyphenate="true" fo:hyphenation-remain-char-count="2" fo:hyphenation-push-char-count="2"/>
    </style:style>
    <style:style style:name="P15" style:family="paragraph" style:parent-style-name="Standard">
      <style:paragraph-properties fo:margin-left="0cm" fo:margin-right="0cm" fo:margin-top="0.212cm" fo:margin-bottom="0cm" style:contextual-spacing="false" fo:text-align="end" style:justify-single-word="false" fo:hyphenation-ladder-count="no-limit" fo:text-indent="0.951cm" style:auto-text-indent="false"/>
      <style:text-properties style:use-window-font-color="true" fo:font-size="12pt" officeooo:rsid="000d488a" officeooo:paragraph-rsid="0016c31f" style:font-size-asian="12pt" style:font-size-complex="12pt" style:font-style-complex="italic" style:font-weight-complex="bold" fo:hyphenate="true" fo:hyphenation-remain-char-count="2" fo:hyphenation-push-char-count="2"/>
    </style:style>
    <style:style style:name="P16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officeooo:paragraph-rsid="001a707d"/>
    </style:style>
    <style:style style:name="P17" style:family="paragraph" style:parent-style-name="Standard">
      <style:paragraph-properties fo:text-align="end" style:justify-single-word="false"/>
      <style:text-properties fo:font-size="12pt" officeooo:rsid="0010016e" officeooo:paragraph-rsid="0010016e" style:font-size-asian="12pt" style:font-size-complex="12pt"/>
    </style:style>
    <style:style style:name="T1" style:family="text">
      <style:text-properties fo:color="#000000" fo:language="ru" fo:country="RU" fo:font-weight="bold" style:font-name-asian="Arial" style:font-weight-asian="bold" style:font-weight-complex="bold"/>
    </style:style>
    <style:style style:name="T2" style:family="text">
      <style:text-properties fo:color="#000000" fo:font-size="12pt" fo:language="ru" fo:country="RU" style:text-underline-style="none" style:font-name-asian="Arial" style:font-size-asian="12pt" style:font-size-complex="12pt" style:font-weight-complex="bold"/>
    </style:style>
    <style:style style:name="T3" style:family="text">
      <style:text-properties fo:color="#000000" fo:font-size="12pt" fo:font-weight="bold" style:font-name-asian="Arial" style:font-size-asian="12pt" style:font-weight-asian="bold" style:font-size-complex="12pt" style:font-weight-complex="bold"/>
    </style:style>
    <style:style style:name="T4" style:family="text">
      <style:text-properties fo:color="#000000" fo:font-size="12pt" fo:font-weight="bold" style:font-size-asian="12pt" style:font-weight-asian="bold" style:font-size-complex="12pt" style:font-style-complex="italic" style:font-weight-complex="bold"/>
    </style:style>
    <style:style style:name="T5" style:family="text">
      <style:text-properties fo:color="#000000" fo:font-size="12pt" style:font-size-asian="12pt" style:font-size-complex="12pt" style:font-style-complex="italic" style:font-weight-complex="bold"/>
    </style:style>
    <style:style style:name="T6" style:family="text">
      <style:text-properties fo:color="#000000" fo:font-size="12pt" officeooo:rsid="000d488a" style:font-size-asian="12pt" style:font-size-complex="12pt" style:font-style-complex="italic" style:font-weight-complex="bold"/>
    </style:style>
    <style:style style:name="T7" style:family="text">
      <style:text-properties fo:color="#000000" fo:font-size="12pt" fo:font-style="italic" style:font-size-asian="12pt" style:font-style-asian="italic" style:font-size-complex="12pt" style:font-style-complex="italic" style:font-weight-complex="bold"/>
    </style:style>
    <style:style style:name="T8" style:family="text">
      <style:text-properties fo:font-size="12pt" style:font-size-asian="12pt" style:font-size-complex="12pt" style:font-style-complex="italic"/>
    </style:style>
    <style:style style:name="T9" style:family="text">
      <style:text-properties fo:font-size="12pt" style:font-size-asian="12pt" style:font-size-complex="12pt" style:font-style-complex="italic" style:font-weight-complex="bold"/>
    </style:style>
    <style:style style:name="T10" style:family="text">
      <style:text-properties fo:font-size="12pt" officeooo:rsid="000d488a" style:font-size-asian="12pt" style:font-size-complex="12pt" style:font-style-complex="italic" style:font-weight-complex="bold"/>
    </style:style>
    <style:style style:name="T11" style:family="text">
      <style:text-properties fo:font-size="12pt" style:font-size-asian="12pt" style:language-asian="ru" style:country-asian="RU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style-complex="italic" style:font-weight-complex="bold"/>
    </style:style>
    <style:style style:name="T13" style:family="text">
      <style:text-properties fo:font-size="12pt" fo:font-weight="bold" officeooo:rsid="000d488a" style:font-size-asian="12pt" style:font-weight-asian="bold" style:font-size-complex="12pt" style:font-style-complex="italic" style:font-weight-complex="bold"/>
    </style:style>
    <style:style style:name="T14" style:family="text">
      <style:text-properties fo:color="#ff0000" fo:font-size="12pt" style:text-underline-style="none" fo:font-weight="bold" style:font-name-asian="Arial" style:font-size-asian="12pt" style:font-weight-asian="bold" style:font-size-complex="12pt" style:font-weight-complex="bold"/>
    </style:style>
    <style:style style:name="T15" style:family="text">
      <style:text-properties fo:color="#ff0000" fo:font-size="12pt" style:font-size-asian="12pt" style:font-size-complex="12pt" style:font-style-complex="italic" style:font-weight-complex="bold"/>
    </style:style>
    <style:style style:name="T16" style:family="text">
      <style:text-properties fo:color="#ff0000" fo:font-size="12pt" fo:font-weight="bold" style:font-size-asian="12pt" style:font-weight-asian="bold" style:font-size-complex="12pt" style:font-style-complex="italic" style:font-weight-complex="bold"/>
    </style:style>
    <style:style style:name="T17" style:family="text">
      <style:text-properties fo:color="#00b0f0" fo:font-size="12pt" fo:font-weight="bold" style:font-size-asian="12pt" style:font-weight-asian="bold" style:font-size-complex="12pt" style:font-style-complex="italic" style:font-weight-complex="bold"/>
    </style:style>
    <style:style style:name="T18" style:family="text">
      <style:text-properties style:use-window-font-color="true" fo:font-size="12pt" officeooo:rsid="000d488a" fo:background-color="transparent" loext:char-shading-value="0" style:font-size-asian="12pt" style:font-size-complex="12pt" style:font-style-complex="italic" style:font-weight-complex="bold"/>
    </style:style>
    <style:style style:name="T19" style:family="text">
      <style:text-properties style:use-window-font-color="true" fo:font-size="12pt" officeooo:rsid="000d488a" style:font-size-asian="12pt" style:font-size-complex="12pt" style:font-style-complex="italic" style:font-weight-complex="bold"/>
    </style:style>
    <style:style style:name="T20" style:family="text">
      <style:text-properties style:use-window-font-color="true" officeooo:rsid="000d48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4"><text:span text:style-name="Internet_20_link"><text:span text:style-name="T2"/></text:span></text:p>
            <text:p text:style-name="P5"><text:span text:style-name="Internet_20_link"><text:span text:style-name="T2">«___»_____________20__г.</text:span></text:span></text:p>
            <text:p text:style-name="P5"><text:span text:style-name="Internet_20_link"><text:span text:style-name="T2"/></text:span></text:p>
          </table:table-cell>
          <table:table-cell table:style-name="Таблица1.A1" office:value-type="string">
            <text:p text:style-name="P3"><text:span text:style-name="Internet_20_link"><text:span text:style-name="T14"><text:s/></text:span></text:span></text:p>
            <text:p text:style-name="P15">{{Получатель.Наименование}}</text:p>
            <text:p text:style-name="P7">ИНН {{Получатель.ИНН}},</text:p>
            <text:p text:style-name="P7">{{Получатель.АдресЮридический}}</text:p>
            <text:p text:style-name="P3"><text:span text:style-name="Internet_20_link"><text:span text:style-name="T3"/></text:span></text:p>
          </table:table-cell>
        </table:table-row>
      </table:table>
      <text:p text:style-name="Standard"><text:span text:style-name="Internet_20_link"><text:span text:style-name="T3"/></text:span></text:p>
      <text:p text:style-name="P6">ПРЕТЕНЗИЯ</text:p>
      <text:p text:style-name="P6">об оплате задолженности по договору</text:p>
      <text:p text:style-name="P6">и уплате процентов по ст.395 ГК РФ</text:p>
      <text:p text:style-name="P6"/>
      <text:p text:style-name="P9"><text:span text:style-name="T5">Между </text:span><text:span text:style-name="T18">{{Получатель.Наименование}}</text:span><text:span text:style-name="T5"> <text:s/>и </text:span><text:span text:style-name="T19">{{Отправитель.Наименование}}</text:span><text:span text:style-name="T6"> {{ДатаДоговора}}</text:span><text:span text:style-name="T15"> </text:span><text:span text:style-name="T5">заключен договор </text:span><text:span text:style-name="T6">{{НаименованиеДоговора}}</text:span><text:span text:style-name="T5"> (</text:span><text:span text:style-name="T7">далее - Договор</text:span><text:span text:style-name="T5">). </text:span></text:p>
      <text:p text:style-name="P9"><text:span text:style-name="T5">В соответствии с условиями Договора, </text:span><text:span text:style-name="T6">{{Содержание}}</text:span></text:p>
      <text:p text:style-name="P13"><text:span text:style-name="T9">В соответствии с п.1 ст.395 ГК РФ </text:span><text:span text:style-name="T11"><text:s/>в случаях неправомерного удержания денежных средств, уклонения от их возврата, иной просрочки в их уплате подлежат уплате проценты на сумму долга. Размер процентов определяется ключевой ставкой Банка России, действовавшей в соответствующие периоды. Эти правила применяются, если иной размер процентов не установлен законом или договором.</text:span></text:p>
      <text:p text:style-name="P8"><text:span text:style-name="T9">По состоянию на </text:span><text:span text:style-name="T10">{{ДатаПроценты}}</text:span><text:span text:style-name="T15"> </text:span><text:span text:style-name="T9">сумма процентов составляет </text:span><text:span text:style-name="T10">{{СуммаПроценты}}</text:span><text:span text:style-name="T15"> </text:span><text:span text:style-name="T9">руб. (расчет процентов прилагается).</text:span></text:p>
      <text:p text:style-name="P8"><text:span text:style-name="T9">Односторонний отказ от исполнения обязательств не допускается.</text:span><text:span text:style-name="T8"> На основании вышеизложенного, в соответствии с условиями договора и положениями действующего законодательства</text:span><text:span text:style-name="T9">, предлагаю</text:span><text:span text:style-name="T12"> в течени</text:span><text:span text:style-name="T13">е {{Дни}}</text:span><text:span text:style-name="T12"> дней с момента получения Вами настоящей претензии</text:span><text:span text:style-name="T9">:</text:span></text:p>
      <text:p text:style-name="P16"><text:span text:style-name="T9">- <text:s/></text:span><text:span text:style-name="T12">погасить задолженность по договору в размер</text:span><text:span text:style-name="T13">е {{СуммаЗадолженность}} руб.</text:span><text:span text:style-name="T12">;</text:span></text:p>
      <text:p text:style-name="P8"><text:span text:style-name="T12">- в связи с просрочкой исполнения обязанности по оплате долга - уплатить проценты в сумм</text:span><text:span text:style-name="T13">е {{СуммаПроценты}}</text:span><text:span text:style-name="T16"> </text:span><text:span text:style-name="T12">руб.</text:span><text:span text:style-name="T17"> <text:s text:c="2"/></text:span></text:p>
      <text:p text:style-name="P8"><text:span text:style-name="T11">В <text:s text:c="2"/>случае неисполнения настоящего требования об оплате сформировавшейся задолженности по договору будем вынуждены обратиться с исковым заявлением <text:s/>в суд в установленном</text:span><text:span text:style-name="T4"> </text:span><text:span text:style-name="T11">законодательством <text:s/>Российской <text:s/>Федерации <text:s/>порядке для защиты своих законных</text:span><text:span text:style-name="T4"> </text:span><text:span text:style-name="T11">прав и интересов.</text:span></text:p>
      <text:p text:style-name="P11">Приложение: Расчет суммы процентов по ст.395 ГК РФ.</text:p>
      <text:p text:style-name="P10"/>
      <text:p text:style-name="P12">{{Отправитель.РуководительДолжность}}</text:p>
      <text:p text:style-name="P10"><text:span text:style-name="T20">{{Отправитель.Наименование}}</text:span><text:tab/><text:tab/><text:tab/><text:tab/><text:span text:style-name="T20">{{Отправитель.РуководительФИО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next-style-name="Subtitle" style:class="extra">
      <style:paragraph-properties fo:line-height="0.423cm" fo:text-align="center" style:justify-single-word="false"/>
      <style:text-properties fo:font-size="11pt" fo:font-weight="bold" style:font-size-asian="11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keep-with-next="always"/>
      <style:text-properties fo:font-size="12pt" fo:font-weight="bold" style:font-size-asian="12pt" style:font-weight-asian="bold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sNormal" style:family="paragraph">
      <style:paragraph-properties fo:margin-left="0cm" fo:margin-right="0cm" fo:orphans="2" fo:widows="2" fo:hyphenation-ladder-count="no-limit" fo:text-indent="1.27cm" style:auto-text-indent="false"/>
      <style:text-properties style:use-window-font-color="true" style:font-name="Consultant" fo:font-family="Consultant, 'Courier New'" style:font-family-generic="modern" fo:font-size="10pt" fo:language="ru" fo:country="RU" style:font-name-asian="Arial" style:font-family-asian="Arial" style:font-family-generic-asian="swiss" style:font-pitch-asian="variable" style:font-size-asian="10pt" style:font-name-complex="Consultant" style:font-family-complex="Consultant, 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italic" fo:font-weight="bold" style:font-style-asian="italic" style:font-weight-asian="bold"/>
    </style:style>
    <style:style style:name="WW8Num3z0" style:family="text">
      <style:text-properties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WW8Num4z0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tyle="italic" fo:font-weight="bold" style:font-style-asian="italic" style:font-weight-asian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style:font-size-asian="12pt" style:font-size-complex="12pt"/>
    </style:style>
    <style:style style:name="Основной_20_шрифт_20_абзаца2" style:display-name="Основной шрифт абзаца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font-style="italic" fo:font-weight="bold" style:font-style-asian="italic" style:font-weight-asian="bold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 style:parent-style-name="Основной_20_шрифт_20_абзаца1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page-layout style:name="Mpm1">
      <style:page-layout-properties fo:page-width="21.001cm" fo:page-height="29.7cm" style:num-format="1" style:print-orientation="portrait" fo:margin-top="0.751cm" fo:margin-bottom="1.27cm" fo:margin-left="1.501cm" fo:margin-right="1.004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2cm" fo:margin-left="0cm" fo:margin-right="0cm" fo:margin-bottom="0.32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 О Г О В О Р</dc:title>
    <dc:subject>об оказании консультационных правововых услуг</dc:subject>
    <meta:initial-creator>Воронцов Антон Александрович</meta:initial-creator>
    <meta:creation-date>2019-04-19T09:14:00</meta:creation-date>
    <dc:date>2019-06-13T07:05:02.882881048</dc:date>
    <meta:print-date>2018-01-26T11:28:00</meta:print-date>
    <meta:editing-cycles>17</meta:editing-cycles>
    <meta:editing-duration>PT42M54S</meta:editing-duration>
    <meta:generator>LibreOffice/4.2.8.2$Linux_x86 LibreOffice_project/420m0$Build-2</meta:generator>
    <meta:document-statistic meta:table-count="1" meta:image-count="0" meta:object-count="0" meta:page-count="1" meta:paragraph-count="19" meta:word-count="197" meta:character-count="1722" meta:non-whitespace-character-count="1526"/>
  </office:meta>
</office:document-meta>
</file>